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9mm"/>
    </style:style>
    <style:style style:name="co2" style:family="table-column">
      <style:table-column-properties fo:break-before="auto" style:column-width="20.44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9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9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15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 fo:font-weight="bold" style:font-weight-asian="bold" style:font-weight-complex="bold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color="#729fc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2" table:default-cell-style-name="ce9"/>
        <table:table-column table:style-name="co3" table:number-columns-repeated="3" table:default-cell-style-name="ce5"/>
        <table:table-column table:style-name="co3" table:number-columns-repeated="3" table:default-cell-style-name="ce17"/>
        <table:table-column table:style-name="co4" table:default-cell-style-name="ce5"/>
        <table:table-column table:style-name="co5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table:number-columns-repeated="102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12" office:value-type="string" calcext:value-type="string">
            <text:p>Time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Print Tim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1014"/>
        </table:table-row>
        <table:table-row table:style-name="ro1">
          <table:table-cell office:value-type="date" office:date-value="2023-10-14" calcext:value-type="date">
            <text:p>14 Oct 23</text:p>
          </table:table-cell>
          <table:table-cell/>
          <table:table-cell office:value-type="date" office:date-value="2023-10-17" calcext:value-type="date">
            <text:p>17 Oct 23</text:p>
          </table:table-cell>
          <table:table-cell office:value-type="string" calcext:value-type="string">
            <text:p>2d 4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SUM([.H36:.J36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date" office:date-value="2023-10-17" calcext:value-type="date">
            <text:p>17 Oct 23</text:p>
          </table:table-cell>
          <table:table-cell/>
          <table:table-cell office:value-type="date" office:date-value="2023-10-19" calcext:value-type="date">
            <text:p>19 Oct 23</text:p>
          </table:table-cell>
          <table:table-cell office:value-type="string" calcext:value-type="string">
            <text:p>2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Default"/>
          <table:table-cell table:style-name="ce19" table:formula="of:=SUM([.H37:.J37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date" office:date-value="2023-10-19" calcext:value-type="date">
            <text:p>19 Oct 23</text:p>
          </table:table-cell>
          <table:table-cell/>
          <table:table-cell office:value-type="date" office:date-value="2023-10-21" calcext:value-type="date">
            <text:p>21 Oct 23</text:p>
          </table:table-cell>
          <table:table-cell office:value-type="string" calcext:value-type="string">
            <text:p>2d 1h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table:formula="of:=SUM([.H38:.J38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9" table:number-columns-repeated="2"/>
          <table:table-cell table:style-name="ce19" office:value-type="float" office:value="-3" calcext:value-type="float">
            <text:p>-3</text:p>
          </table:table-cell>
          <table:table-cell table:style-name="ce19" table:formula="of:=SUM([.H39:.J39])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office:value-type="date" office:date-value="2023-10-21" calcext:value-type="date">
            <text:p>21 Oct 23</text:p>
          </table:table-cell>
          <table:table-cell office:value-type="time" office:time-value="PT20H00M00S" calcext:value-type="time">
            <text:p>20:00</text:p>
          </table:table-cell>
          <table:table-cell office:value-type="date" office:date-value="2023-10-23" calcext:value-type="date">
            <text:p>23 Oct 23</text:p>
          </table:table-cell>
          <table:table-cell office:value-type="string" calcext:value-type="string">
            <text:p>1d 22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40:.J40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date" office:date-value="2023-10-23" calcext:value-type="date">
            <text:p>23 Oct 23</text:p>
          </table:table-cell>
          <table:table-cell office:value-type="time" office:time-value="PT21H00M00S" calcext:value-type="time">
            <text:p>21:00</text:p>
          </table:table-cell>
          <table:table-cell office:value-type="date" office:date-value="2023-10-24" calcext:value-type="date">
            <text:p>24 Oct 23</text:p>
          </table:table-cell>
          <table:table-cell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formula="of:=SUM([.H41:.J41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date" office:date-value="2023-10-24" calcext:value-type="date">
            <text:p>24 Oct 23</text:p>
          </table:table-cell>
          <table:table-cell/>
          <table:table-cell office:value-type="date" office:date-value="2023-10-26" calcext:value-type="date">
            <text:p>26 Oct 23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42:.J42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 table:style-name="Default" office:value-type="float" office:value="-1" calcext:value-type="float">
            <text:p>-1</text:p>
          </table:table-cell>
          <table:table-cell table:style-name="ce19"/>
          <table:table-cell table:number-columns-repeated="2" table:style-name="ce19" office:value-type="float" office:value="-1" calcext:value-type="float">
            <text:p>-1</text:p>
          </table:table-cell>
          <table:table-cell table:style-name="ce19" table:formula="of:=SUM([.H43:.J43])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office:value-type="date" office:date-value="2023-10-27" calcext:value-type="date">
            <text:p>27 Oct 23</text:p>
          </table:table-cell>
          <table:table-cell office:value-type="time" office:time-value="PT12H00M00S" calcext:value-type="time">
            <text:p>12:00</text:p>
          </table:table-cell>
          <table:table-cell office:value-type="date" office:date-value="2023-10-28" calcext:value-type="date">
            <text:p>28 Oct 23</text:p>
          </table:table-cell>
          <table:table-cell office:value-type="string" calcext:value-type="string">
            <text:p>1d 8h</text:p>
          </table:table-cell>
          <table:table-cell table:style-name="Default" table:number-columns-repeated="3"/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table:formula="of:=SUM([.H44:.J44])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date" office:date-value="2023-10-28" calcext:value-type="date">
            <text:p>28 Oct 23</text:p>
          </table:table-cell>
          <table:table-cell/>
          <table:table-cell office:value-type="date" office:date-value="2023-10-29" calcext:value-type="date">
            <text:p>29 Oct 23</text:p>
          </table:table-cell>
          <table:table-cell office:value-type="string" calcext:value-type="string">
            <text:p>16h</text:p>
          </table:table-cell>
          <table:table-cell table:style-name="Default" table:number-columns-repeated="3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formula="of:=SUM([.H45:.J45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date" office:date-value="2023-10-29" calcext:value-type="date">
            <text:p>29 Oct 23</text:p>
          </table:table-cell>
          <table:table-cell/>
          <table:table-cell office:value-type="date" office:date-value="2023-10-30" calcext:value-type="date">
            <text:p>30 Oct 23</text:p>
          </table:table-cell>
          <table:table-cell office:value-type="string" calcext:value-type="string">
            <text:p>1d 8h</text:p>
          </table:table-cell>
          <table:table-cell table:style-name="Default" table:number-columns-repeated="3"/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19" table:formula="of:=SUM([.H46:.J46])" office:value-type="float" office:value="4" calcext:value-type="float">
            <text:p>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style-name="ce14" office:value-type="string" calcext:value-type="string">
            <text:p>Done</text:p>
          </table:table-cell>
          <table:table-cell table:style-name="ce7" table:formula="of:=SUM([.E36:.E48])" office:value-type="float" office:value="12" calcext:value-type="float">
            <text:p>12</text:p>
          </table:table-cell>
          <table:table-cell table:style-name="ce7" table:formula="of:=SUM([.F36:.F48])" office:value-type="float" office:value="3" calcext:value-type="float">
            <text:p>3</text:p>
          </table:table-cell>
          <table:table-cell table:style-name="ce7" table:formula="of:=SUM([.G36:.G48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style-name="ce15" office:value-type="string" calcext:value-type="string">
            <text:p>Tota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formula="of:=SUM([.H36:.H48])" office:value-type="float" office:value="15" calcext:value-type="float">
            <text:p>15</text:p>
          </table:table-cell>
          <table:table-cell table:formula="of:=SUM([.I36:.I48])" office:value-type="float" office:value="5" calcext:value-type="float">
            <text:p>5</text:p>
          </table:table-cell>
          <table:table-cell table:formula="of:=SUM([.J36:.J48])" office:value-type="float" office:value="15" calcext:value-type="float">
            <text:p>15</text:p>
          </table:table-cell>
          <table:table-cell table:style-name="ce28" table:formula="of:=SUM([.K36:.K49])" office:value-type="float" office:value="35" calcext:value-type="float">
            <text:p>35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4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3-10-27T16:07:36.650000000</dc:date>
    <meta:editing-duration>PT21H58M</meta:editing-duration>
    <meta:editing-cycles>13</meta:editing-cycles>
    <dc:creator>Andrew Crowe</dc:creator>
    <meta:document-statistic meta:table-count="1" meta:cell-count="97" meta:object-count="0"/>
  </office:meta>
</office:document-meta>
</file>